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he teenagers on the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right stick to move the cursor, button A to select</text:p>
          </table:table-cell>
          <table:table-cell office:value-type="string" calcext:value-type="string">
            <text:p>Используйте правый стик для движения курсора, кнопку A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ostament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9">00.00.0000</text:date>, <text:time style:data-style-name="N2" text:time-value="14:36:51.95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20-05-09T14:41:22.071000000</dc:date>
    <meta:editing-duration>PT5H31M48S</meta:editing-duration>
    <meta:editing-cycles>116</meta:editing-cycles>
    <meta:generator>LibreOffice/5.1.6.2$Windows_x86 LibreOffice_project/07ac168c60a517dba0f0d7bc7540f5afa45f0909</meta:generator>
    <meta:document-statistic meta:table-count="1" meta:cell-count="374" meta:object-count="0"/>
  </office:meta>
</office:document-meta>
</file>